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28.68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16.85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1"/>
        <table:table-row table:style-name="ro1">
          <table:table-cell table:style-name="ce1" office:value-type="string" calcext:value-type="string">
            <text:p>&gt; R9, R10</text:p>
          </table:table-cell>
          <table:table-cell office:value-type="string" calcext:value-type="string">
            <text:p>RC0603FR-0710KL</text:p>
          </table:table-cell>
          <table:table-cell office:value-type="float" office:value="301010299" calcext:value-type="float">
            <text:p>301010299</text:p>
          </table:table-cell>
          <table:table-cell office:value-type="string" calcext:value-type="string">
            <text:p>SMD RES 10K-1%-1/10W</text:p>
          </table:table-cell>
          <table:table-cell office:value-type="string" calcext:value-type="string">
            <text:p>2 * 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-2 days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L10A105KB8NNNC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CAP CER 1UF 50V X5R 0603</text:p>
          </table:table-cell>
          <table:table-cell office:value-type="string" calcext:value-type="string">
            <text:p>1 * 3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15-20 days</text:p>
          </table:table-cell>
        </table:table-row>
        <table:table-row table:style-name="ro1">
          <table:table-cell/>
          <table:table-cell office:value-type="string" calcext:value-type="string">
            <text:p>&gt; C2 - C5</text:p>
          </table:table-cell>
          <table:table-cell office:value-type="string" calcext:value-type="string">
            <text:p>CL21A106KPFNNNE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CAP CER 10UF 10V X5R 0805</text:p>
          </table:table-cell>
          <table:table-cell office:value-type="string" calcext:value-type="string">
            <text:p>3 * 3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15-20 days</text:p>
          </table:table-cell>
        </table:table-row>
        <table:table-row table:style-name="ro2">
          <table:table-cell/>
          <table:table-cell office:value-type="string" calcext:value-type="string">
            <text:p>&gt; D1, D2</text:p>
          </table:table-cell>
          <table:table-cell office:value-type="string" calcext:value-type="string">
            <text:p>150060GS75000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标准LED-SMD WL-SMCW SMDMono TpVw Waterclr 0603 Green</text:p>
          </table:table-cell>
          <table:table-cell office:value-type="string" calcext:value-type="string">
            <text:p>2 * 3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15-20 days</text:p>
          </table:table-cell>
        </table:table-row>
        <table:table-row table:style-name="ro3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LMBR120FT1G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VR=20V IF=1A 160pF</text:p>
          </table:table-cell>
          <table:table-cell office:value-type="string" calcext:value-type="string">
            <text:p>1 * 3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-2 days</text:p>
          </table:table-cell>
        </table:table-row>
        <table:table-row table:style-name="ro4">
          <table:table-cell/>
          <table:table-cell office:value-type="string" calcext:value-type="string">
            <text:p>&gt; Q1, Q2</text:p>
          </table:table-cell>
          <table:table-cell office:value-type="string" calcext:value-type="string">
            <text:p>MMBT2222ALT1G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Bipolar Transistors - BJT SS SOT23 GP XSTR NPN 40V</text:p>
          </table:table-cell>
          <table:table-cell office:value-type="string" calcext:value-type="string">
            <text:p>2 * 3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15-20 days</text:p>
          </table:table-cell>
        </table:table-row>
        <table:table-row table:style-name="ro5">
          <table:table-cell/>
          <table:table-cell office:value-type="string" calcext:value-type="string">
            <text:p>&gt; R1 - R11</text:p>
          </table:table-cell>
          <table:table-cell office:value-type="string" calcext:value-type="string">
            <text:p>0603WAJ0102T5E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贴片电阻 0603 1KΩ ±5% 1/10W ±100ppm/°C</text:p>
          </table:table-cell>
          <table:table-cell office:value-type="string" calcext:value-type="string">
            <text:p>3 * 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-2 days</text:p>
          </table:table-cell>
        </table:table-row>
        <table:table-row table:style-name="ro6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CP2102-GMR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IC USB-TO-UART BRIDGE 28VQFN</text:p>
          </table:table-cell>
          <table:table-cell office:value-type="string" calcext:value-type="string">
            <text:p>1 * 3</text:p>
          </table:table-cell>
          <table:table-cell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15-20 days</text:p>
          </table:table-cell>
        </table:table-row>
        <table:table-row table:style-name="ro4"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AP2112K-3.3TRG1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LDO Voltage Regulators 600mA CMOS LDO 50mA 3.3V 250mV</text:p>
          </table:table-cell>
          <table:table-cell office:value-type="string" calcext:value-type="string">
            <text:p>1 * 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-20 days</text:p>
          </table:table-cell>
        </table:table-row>
        <table:table-row table:style-name="ro6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LP2985AIM5X-5.0/NOPB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IC REG LINEAR 5V 150MA SOT23-5</text:p>
          </table:table-cell>
          <table:table-cell office:value-type="string" calcext:value-type="string">
            <text:p>1 * 3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15-20 days</text:p>
          </table:table-cell>
        </table:table-row>
        <table:table-row table:style-name="ro4">
          <table:table-cell/>
          <table:table-cell office:value-type="string" calcext:value-type="string">
            <text:p>&gt; R7, R8</text:p>
          </table:table-cell>
          <table:table-cell office:value-type="string" calcext:value-type="string">
            <text:p>0603WAF1003T5E</text:p>
          </table:table-cell>
          <table:table-cell office:value-type="float" office:value="508000001" calcext:value-type="float">
            <text:p>508000001</text:p>
          </table:table-cell>
          <table:table-cell office:value-type="string" calcext:value-type="string">
            <text:p>Chip Resistor - Surface Mount 100KOhms ±1% 1/10W 0603 RoHS</text:p>
          </table:table-cell>
          <table:table-cell office:value-type="string" calcext:value-type="string">
            <text:p>2 * 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5-20 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0:30:42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9-08-26T10:30:48.095000000</dc:date>
    <meta:editing-duration>PT5S</meta:editing-duration>
    <meta:editing-cycles>1</meta:editing-cycles>
    <meta:document-statistic meta:table-count="1" meta:cell-count="99" meta:object-count="0"/>
  </office:meta>
</office:document-meta>
</file>